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d9a15" officeooo:paragraph-rsid="000d9a15"/>
    </style:style>
    <style:style style:name="P2" style:family="paragraph" style:parent-style-name="Standard">
      <style:text-properties officeooo:rsid="000d9a15" officeooo:paragraph-rsid="000d9a15" fo:background-color="#ffff00"/>
    </style:style>
    <style:style style:name="P3" style:family="paragraph" style:parent-style-name="Standard">
      <style:text-properties officeooo:rsid="000e9139" officeooo:paragraph-rsid="000e9139"/>
    </style:style>
    <style:style style:name="T1" style:family="text">
      <style:text-properties officeooo:rsid="000d9a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Domain review lab 3.4</text:span></text:p>
      <text:p text:style-name="Standard"/>
      <text:p text:style-name="Standard">// <text:span text:style-name="T1">correct the yaml file. And add readiness and liveliness probes</text:span></text:p>
      <text:p text:style-name="Standard"/>
      <text:p text:style-name="Standard">jerome@master:~/LFD259/SOLUTIONS/s_03$ <text:span text:style-name="T2">cat build-review1.yaml </text:span></text:p>
      <text:p text:style-name="Standard">apiVersion: apps/v1</text:p>
      <text:p text:style-name="Standard">kind: Deployment</text:p>
      <text:p text:style-name="Standard">metadata:</text:p>
      <text:p text:style-name="Standard"><text:s text:c="2"/>annotations:</text:p>
      <text:p text:style-name="Standard"><text:s text:c="4"/>deployment.kubernetes.io/revision: "1"</text:p>
      <text:p text:style-name="Standard"><text:s text:c="2"/>labels:</text:p>
      <text:p text:style-name="Standard"><text:s text:c="4"/>app: break2</text:p>
      <text:p text:style-name="Standard"><text:s text:c="2"/>name: break2</text:p>
      <text:p text:style-name="Standard"><text:s text:c="2"/>namespace: default</text:p>
      <text:p text:style-name="Standard">spec:</text:p>
      <text:p text:style-name="Standard"><text:s text:c="2"/>progressDeadlineSeconds: 600</text:p>
      <text:p text:style-name="Standard"><text:s text:c="2"/>replicas: 1</text:p>
      <text:p text:style-name="Standard"><text:s text:c="2"/>revisionHistoryLimit: 10</text:p>
      <text:p text:style-name="Standard"><text:s text:c="2"/>selector:</text:p>
      <text:p text:style-name="Standard"><text:s text:c="4"/>matchLabels:</text:p>
      <text:p text:style-name="Standard"><text:s text:c="6"/>app: break2</text:p>
      <text:p text:style-name="Standard"><text:s text:c="2"/>strategy:</text:p>
      <text:p text:style-name="Standard"><text:s text:c="4"/>rollingUpdate:</text:p>
      <text:p text:style-name="Standard"><text:s text:c="6"/>maxSurge: 25%</text:p>
      <text:p text:style-name="Standard"><text:s text:c="6"/>maxUnavailable: 25%</text:p>
      <text:p text:style-name="Standard"><text:s text:c="4"/>type: RollingUpdate</text:p>
      <text:p text:style-name="Standard"><text:s text:c="2"/>template:</text:p>
      <text:p text:style-name="Standard"><text:s text:c="4"/>metadata:</text:p>
      <text:p text:style-name="Standard"><text:s text:c="6"/>creationTimestamp: null</text:p>
      <text:p text:style-name="Standard"><text:s text:c="6"/>labels:</text:p>
      <text:p text:style-name="Standard"><text:s text:c="8"/>app: break2</text:p>
      <text:p text:style-name="Standard"><text:s text:c="4"/>spec:</text:p>
      <text:p text:style-name="Standard"><text:s text:c="6"/>containers:</text:p>
      <text:p text:style-name="Standard"><text:s text:c="6"/>- image: nginx</text:p>
      <text:p text:style-name="Standard"><text:s text:c="8"/>ports:</text:p>
      <text:p text:style-name="Standard"><text:s text:c="8"/>- containerPort: 80</text:p>
      <text:p text:style-name="Standard"><text:s text:c="8"/>imagePullPolicy: Always</text:p>
      <text:p text:style-name="Standard"><text:s text:c="8"/>name: brokenapp</text:p>
      <text:p text:style-name="Standard"><text:s text:c="8"/>resources: {}</text:p>
      <text:p text:style-name="Standard"><text:s text:c="8"/>terminationMessagePath: /dev/termination-log</text:p>
      <text:p text:style-name="Standard"><text:s text:c="8"/>terminationMessagePolicy: File</text:p>
      <text:p text:style-name="Standard"><text:s text:c="6"/>- name: goproxy</text:p>
      <text:p text:style-name="Standard"><text:s text:c="8"/>ports:</text:p>
      <text:p text:style-name="Standard"><text:s text:c="8"/>- containerPort: 8080</text:p>
      <text:p text:style-name="Standard"><text:s text:c="8"/>image: k8s.gcr.io/goproxy:0.1</text:p>
      <text:p text:style-name="Standard"><text:s text:c="8"/>readinessProbe:</text:p>
      <text:p text:style-name="Standard"><text:s text:c="10"/>tcpSocket:</text:p>
      <text:p text:style-name="Standard"><text:soft-page-break/><text:s text:c="12"/>port: 80</text:p>
      <text:p text:style-name="Standard"><text:s text:c="10"/>initialDelaySeconds: 5</text:p>
      <text:p text:style-name="Standard"><text:s text:c="10"/>periodSeconds: 10</text:p>
      <text:p text:style-name="Standard"><text:s text:c="8"/>livenessProbe:</text:p>
      <text:p text:style-name="Standard"><text:s text:c="10"/>tcpSocket:</text:p>
      <text:p text:style-name="Standard"><text:s text:c="12"/>port: 80</text:p>
      <text:p text:style-name="Standard"><text:s text:c="10"/>initialDelaySeconds: 15</text:p>
      <text:p text:style-name="Standard"><text:s text:c="10"/>periodSeconds: 20</text:p>
      <text:p text:style-name="Standard"><text:s text:c="6"/>dnsPolicy: ClusterFirst</text:p>
      <text:p text:style-name="Standard"><text:s text:c="6"/>restartPolicy: Always</text:p>
      <text:p text:style-name="Standard"><text:s text:c="6"/>schedulerName: default-scheduler</text:p>
      <text:p text:style-name="Standard"><text:s text:c="6"/>securityContext: {}</text:p>
      <text:p text:style-name="Standard"><text:s text:c="6"/>terminationGracePeriodSeconds: 30</text:p>
      <text:p text:style-name="Standard">status:</text:p>
      <text:p text:style-name="Standard"/>
      <text:p text:style-name="Standard">jerome@master:~/LFD259/SOLUTIONS/s_03$ $k <text:span text:style-name="T2">create -f build-review1.yaml</text:span> </text:p>
      <text:p text:style-name="Standard">deployment.apps/break2 created</text:p>
      <text:p text:style-name="Standard"/>
      <text:p text:style-name="Standard">jerome@master:~/LFD259/SOLUTIONS/s_03$ $k <text:span text:style-name="T2">get po,deploy</text:span></text:p>
      <text:p text:style-name="Standard">NAME <text:s text:c="25"/>READY <text:s text:c="2"/>STATUS <text:s text:c="3"/>RESTARTS <text:s text:c="2"/>AGE</text:p>
      <text:p text:style-name="Standard">pod/break2-846cb7668d-cgdnm <text:s text:c="2"/>2/2 <text:s text:c="4"/>Running <text:s text:c="2"/>0 <text:s text:c="9"/>24s</text:p>
      <text:p text:style-name="Standard"/>
      <text:p text:style-name="Standard">NAME <text:s text:c="20"/>READY <text:s text:c="2"/>UP-TO-DATE <text:s text:c="2"/>AVAILABLE <text:s text:c="2"/>AGE</text:p>
      <text:p text:style-name="Standard">deployment.apps/break2 <text:s text:c="2"/>1/1 <text:s text:c="4"/>1 <text:s text:c="11"/>1 <text:s text:c="10"/>24s</text:p>
      <text:p text:style-name="Standard"/>
      <text:p text:style-name="Standard">jerome@master:~/LFD259/SOLUTIONS/s_03$ <text:span text:style-name="T2">$k describe po break2-846cb7668d-cgdnm</text:span></text:p>
      <text:p text:style-name="Standard">Name: <text:s text:c="8"/>break2-846cb7668d-cgdnm</text:p>
      <text:p text:style-name="Standard">Namespace: <text:s text:c="3"/>default</text:p>
      <text:p text:style-name="P1">etc ………………………..</text:p>
      <text:p text:style-name="P1"/>
      <text:p text:style-name="P1">// get the container IP to connect it (from inside the cluster)</text:p>
      <text:p text:style-name="P1">jerome@master:~/LFD259/SOLUTIONS/s_03$ $k <text:span text:style-name="T3">get po break2-846cb7668d-cgdnm -o wide</text:span></text:p>
      <text:p text:style-name="P1">NAME <text:s text:c="21"/>READY <text:s text:c="2"/>STATUS <text:s text:c="3"/>RESTARTS <text:s text:c="2"/>AGE <text:s text:c="3"/>IP <text:s text:c="15"/>NODE <text:s text:c="4"/>NOMINATED NODE <text:s text:c="2"/>READINESS GATES</text:p>
      <text:p text:style-name="P1">break2-846cb7668d-cgdnm <text:s text:c="2"/>2/2 <text:s text:c="4"/>Running <text:s text:c="2"/>0 <text:s text:c="9"/>116s <text:s text:c="2"/><text:span text:style-name="T5">192.168.171.106 </text:span><text:s text:c="2"/>worker <text:s text:c="2"/>&lt;none&gt; <text:s text:c="10"/>&lt;none&gt;</text:p>
      <text:p text:style-name="P1"/>
      <text:p text:style-name="P1">// as I know from the yaml file on wich port it listen. Let’s connect it</text:p>
      <text:p text:style-name="P1">jerome@master:~/LFD259/SOLUTIONS/s_03$ <text:span text:style-name="T2">curl http://192.168.171.106:80</text:span></text:p>
      <text:p text:style-name="P1">&lt;!DOCTYPE html&gt;</text:p>
      <text:p text:style-name="P1">&lt;html&gt;</text:p>
      <text:p text:style-name="P1">&lt;head&gt;</text:p>
      <text:p text:style-name="P1">&lt;title&gt;Welcome to nginx!&lt;/title&gt; etc ……..</text:p>
      <text:p text:style-name="P1"/>
      <text:p text:style-name="P1"/>
      <text:p text:style-name="P1"/>
      <text:p text:style-name="P1"/>
      <text:p text:style-name="P1"><text:soft-page-break/>// see the logs to verify the GET request</text:p>
      <text:p text:style-name="P1">jerome@master:~/LFD259/SOLUTIONS/s_03$ <text:span text:style-name="T2">$k logs break2-846cb7668d-cgdnm</text:span></text:p>
      <text:p text:style-name="P1">error: a container name must be specified for pod break2-846cb7668d-cgdnm, choose one of: [<text:span text:style-name="T5">brokenapp</text:span> goproxy]</text:p>
      <text:p text:style-name="P1">jerome@master:~/LFD259/SOLUTIONS/s_03$<text:span text:style-name="T2"> $k logs break2-846cb7668d-cgdnm brokenapp</text:span></text:p>
      <text:p text:style-name="P1">/docker-entrypoint.sh: /docker-entrypoint.d/ is not empty, will attempt to perform configuration</text:p>
      <text:p text:style-name="P1">/docker-entrypoint.sh: Looking for shell scripts in /docker-entrypoint.d/</text:p>
      <text:p text:style-name="P1">/docker-entrypoint.sh: Launching /docker-entrypoint.d/10-listen-on-ipv6-by-default.sh</text:p>
      <text:p text:style-name="P1">10-listen-on-ipv6-by-default.sh: info: Getting the checksum of /etc/nginx/conf.d/default.conf</text:p>
      <text:p text:style-name="P1">10-listen-on-ipv6-by-default.sh: info: Enabled listen on IPv6 in /etc/nginx/conf.d/default.conf</text:p>
      <text:p text:style-name="P1">/docker-entrypoint.sh: Launching /docker-entrypoint.d/20-envsubst-on-templates.sh</text:p>
      <text:p text:style-name="P1">/docker-entrypoint.sh: Configuration complete; ready for start up</text:p>
      <text:p text:style-name="P2">192.168.219.64 - - [30/Jan/2021:08:54:58 +0000] "GET / HTTP/1.1" 200 612 "-" "curl/7.58.0" "-"</text:p>
      <text:p text:style-name="P1"/>
      <text:p text:style-name="P1">ok DONE !!!</text:p>
      <text:p text:style-name="P1"/>
      <text:p text:style-name="P3">========== EXTRA: CONNECT THE SAME POD USING A SERVICE CLUSTERIP =======</text:p>
      <text:p text:style-name="P3"/>
      <text:p text:style-name="P3">// !!!! THE PORT IS THE ONE TO TARGET WITH THE REQ</text:p>
      <text:p text:style-name="P3">// TARGET PORT IS WHERE THE PORT THE SERVICE TARGET</text:p>
      <text:p text:style-name="P3">jerome@master:~/LFD259/SOLUTIONS/s_03$ <text:span text:style-name="T2">cat myservice.yaml </text:span></text:p>
      <text:p text:style-name="P3">apiVersion: v1</text:p>
      <text:p text:style-name="P3">kind: Service</text:p>
      <text:p text:style-name="P3">metadata:</text:p>
      <text:p text:style-name="P3"><text:s text:c="2"/>name: my-service</text:p>
      <text:p text:style-name="P3">spec:</text:p>
      <text:p text:style-name="P3"><text:s text:c="2"/>selector:</text:p>
      <text:p text:style-name="P3"><text:s text:c="4"/>app: break2</text:p>
      <text:p text:style-name="P3"><text:s text:c="2"/>ports:</text:p>
      <text:p text:style-name="P3"><text:s text:c="4"/>- protocol: TCP</text:p>
      <text:p text:style-name="P3"><text:s text:c="6"/><text:span text:style-name="T5">port: 9376</text:span></text:p>
      <text:p text:style-name="P3"><text:s text:c="6"/>targetPort: 80</text:p>
      <text:p text:style-name="P3"/>
      <text:p text:style-name="P3">jerome@master:~/LFD259/SOLUTIONS/s_03$ $k <text:span text:style-name="T2">create -f myservice.yaml </text:span></text:p>
      <text:p text:style-name="P3">service/my-service created</text:p>
      <text:p text:style-name="P3">jerome@master:~/LFD259/SOLUTIONS/s_03$ <text:span text:style-name="T2">$k get svc</text:span></text:p>
      <text:p text:style-name="P3">NAME <text:s text:c="8"/>TYPE <text:s text:c="7"/>CLUSTER-IP <text:s text:c="4"/>EXTERNAL-IP <text:s text:c="2"/>PORT(S) <text:s text:c="3"/>AGE</text:p>
      <text:p text:style-name="P3">kubernetes <text:s text:c="2"/>ClusterIP <text:s text:c="2"/>10.96.0.1 <text:s text:c="5"/>&lt;none&gt; <text:s text:c="7"/>443/TCP <text:s text:c="3"/>15d</text:p>
      <text:p text:style-name="P3">my-service <text:s text:c="2"/>ClusterIP <text:s text:c="2"/><text:span text:style-name="T5">10.97.246.34 <text:s text:c="2"/>&lt;none&gt; <text:s text:c="7"/>9376</text:span>/TCP <text:s text:c="2"/>6s</text:p>
      <text:p text:style-name="P3">jerome@master:~/LFD259/SOLUTIONS/s_03$ <text:span text:style-name="T3">curl http://10.97.246.34:9376</text:span></text:p>
      <text:p text:style-name="P3">&lt;!DOCTYPE html&gt;</text:p>
      <text:p text:style-name="P3">&lt;html&gt;</text:p>
      <text:p text:style-name="P3">&lt;head&gt;</text:p>
      <text:p text:style-name="P3">&lt;title&gt;Welcome to nginx!&lt;/title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30T16:01:21.479406627</meta:creation-date>
    <meta:generator>LibreOffice/7.0.4.2$Linux_X86_64 LibreOffice_project/00$Build-2</meta:generator>
    <dc:date>2021-01-30T16:29:27.102585396</dc:date>
    <meta:editing-duration>PT28M6S</meta:editing-duration>
    <meta:editing-cycles>2</meta:editing-cycles>
    <meta:document-statistic meta:table-count="0" meta:image-count="0" meta:object-count="0" meta:page-count="3" meta:paragraph-count="119" meta:word-count="411" meta:character-count="4352" meta:non-whitespace-character-count="3456"/>
  </office:meta>
</office:document-meta>
</file>